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2146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681in"/>
    </style:style>
    <style:style style:name="co7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2in" svg:height="3.5406in" svg:x="10.3772in" svg:y="0.1583in">
            <draw:object draw:notify-on-update-of-ranges="Sheet1.A2:Sheet1.B2 Sheet1.F2:Sheet1.G2 Sheet1.A8:Sheet1.B8 Sheet1.F8:Sheet1.G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02in" svg:height="3.5406in" svg:x="10.3661in" svg:y="4.0374in">
            <draw:object draw:notify-on-update-of-ranges="Sheet1.C2:Sheet1.D2 Sheet1.H2:Sheet1.I2 Sheet1.C8:Sheet1.D8 Sheet1.H8:Sheet1.I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302in" svg:height="3.5406in" svg:x="1.1134in" svg:y="4.7878in">
            <draw:object draw:notify-on-update-of-ranges="Sheet1.A17:Sheet1.B17 Sheet1.F17:Sheet1.G17 Sheet1.A23:Sheet1.B23 Sheet1.F23:Sheet1.G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Tree Size: 10</text:p>
          </table:table-cell>
          <table:table-cell table:style-name="ce6" office:value-type="string">
            <text:p>Store</text:p>
          </table:table-cell>
          <table:table-cell table:number-columns-repeated="3"/>
          <table:table-cell table:style-name="ce1" office:value-type="string">
            <text:p>Tree Size: 100</text:p>
          </table:table-cell>
          <table:table-cell table:style-name="ce1" office:value-type="string">
            <text:p>Stor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BinaryTime</text:p>
          </table:table-cell>
          <table:table-cell table:style-name="ce2" office:value-type="string">
            <text:p>XML Time</text:p>
          </table:table-cell>
          <table:table-cell table:style-name="ce2" office:value-type="string">
            <text:p>Binary Filesize</text:p>
          </table:table-cell>
          <table:table-cell table:style-name="ce2" office:value-type="string">
            <text:p>XML Filesize</text:p>
          </table:table-cell>
          <table:table-cell table:style-name="ce8"/>
          <table:table-cell table:style-name="ce2" office:value-type="string">
            <text:p>BinaryTime</text:p>
          </table:table-cell>
          <table:table-cell table:style-name="ce2" office:value-type="string">
            <text:p>XML Time</text:p>
          </table:table-cell>
          <table:table-cell table:style-name="ce2" office:value-type="string">
            <text:p>Binary Filesize</text:p>
          </table:table-cell>
          <table:table-cell table:style-name="ce2" office:value-type="string">
            <text:p>XML Filesize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4">
            <text:p>94</text:p>
          </table:table-cell>
          <table:table-cell office:value-type="float" office:value="552">
            <text:p>552</text:p>
          </table:table-cell>
          <table:table-cell office:value-type="float" office:value="1843">
            <text:p>1843</text:p>
          </table:table-cell>
          <table:table-cell/>
          <table:table-cell office:value-type="float" office:value="56">
            <text:p>56</text:p>
          </table:table-cell>
          <table:table-cell office:value-type="float" office:value="120">
            <text:p>120</text:p>
          </table:table-cell>
          <table:table-cell office:value-type="float" office:value="1843">
            <text:p>1843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552">
            <text:p>552</text:p>
          </table:table-cell>
          <table:table-cell office:value-type="float" office:value="1843">
            <text:p>1843</text:p>
          </table:table-cell>
          <table:table-cell/>
          <table:table-cell office:value-type="float" office:value="44">
            <text:p>44</text:p>
          </table:table-cell>
          <table:table-cell office:value-type="float" office:value="146">
            <text:p>146</text:p>
          </table:table-cell>
          <table:table-cell office:value-type="float" office:value="1843">
            <text:p>1843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552">
            <text:p>552</text:p>
          </table:table-cell>
          <table:table-cell office:value-type="float" office:value="1843">
            <text:p>1843</text:p>
          </table:table-cell>
          <table:table-cell/>
          <table:table-cell office:value-type="float" office:value="45">
            <text:p>45</text:p>
          </table:table-cell>
          <table:table-cell office:value-type="float" office:value="142">
            <text:p>142</text:p>
          </table:table-cell>
          <table:table-cell office:value-type="float" office:value="1843">
            <text:p>1843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552">
            <text:p>552</text:p>
          </table:table-cell>
          <table:table-cell office:value-type="float" office:value="1843">
            <text:p>1843</text:p>
          </table:table-cell>
          <table:table-cell/>
          <table:table-cell office:value-type="float" office:value="62">
            <text:p>62</text:p>
          </table:table-cell>
          <table:table-cell office:value-type="float" office:value="126">
            <text:p>126</text:p>
          </table:table-cell>
          <table:table-cell office:value-type="float" office:value="1843">
            <text:p>1843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552">
            <text:p>552</text:p>
          </table:table-cell>
          <table:table-cell office:value-type="float" office:value="1843">
            <text:p>1843</text:p>
          </table:table-cell>
          <table:table-cell/>
          <table:table-cell office:value-type="float" office:value="51">
            <text:p>51</text:p>
          </table:table-cell>
          <table:table-cell office:value-type="float" office:value="139">
            <text:p>139</text:p>
          </table:table-cell>
          <table:table-cell office:value-type="float" office:value="1843">
            <text:p>1843</text:p>
          </table:table-cell>
          <table:table-cell office:value-type="float" office:value="23757">
            <text:p>23757</text:p>
          </table:table-cell>
        </table:table-row>
        <table:table-row table:style-name="ro1">
          <table:table-cell table:style-name="ce3" table:formula="of:=AVERAGE([.A2:.A7])" office:value-type="float" office:value="42.6">
            <text:p>42.6</text:p>
          </table:table-cell>
          <table:table-cell table:style-name="ce3" table:formula="of:=AVERAGE([.B2:.B7])" office:value-type="float" office:value="104.8">
            <text:p>104.8</text:p>
          </table:table-cell>
          <table:table-cell table:style-name="ce3" table:formula="of:=AVERAGE([.C2:.C7])" office:value-type="float" office:value="552">
            <text:p>552</text:p>
          </table:table-cell>
          <table:table-cell table:style-name="ce3" table:formula="of:=AVERAGE([.D2:.D7])" office:value-type="float" office:value="1843">
            <text:p>1843</text:p>
          </table:table-cell>
          <table:table-cell table:style-name="ce7"/>
          <table:table-cell table:style-name="ce3" table:formula="of:=AVERAGE([.F2:.F7])" office:value-type="float" office:value="51.6">
            <text:p>51.6</text:p>
          </table:table-cell>
          <table:table-cell table:style-name="ce3" table:formula="of:=AVERAGE([.G2:.G7])" office:value-type="float" office:value="134.6">
            <text:p>134.6</text:p>
          </table:table-cell>
          <table:table-cell table:style-name="ce3" table:formula="of:=AVERAGE([.H2:.H7])" office:value-type="float" office:value="1843">
            <text:p>1843</text:p>
          </table:table-cell>
          <table:table-cell table:style-name="ce3" table:formula="of:=AVERAGE([.I2:.I7])" office:value-type="float" office:value="23757">
            <text:p>2375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4" table:number-rows-spanned="1">
            <text:p>XML Cost percentage over Binary</text:p>
          </table:table-cell>
          <table:covered-table-cell table:number-columns-repeated="3"/>
          <table:table-cell/>
          <table:table-cell table:style-name="ce4" office:value-type="string" table:number-columns-spanned="4" table:number-rows-spanned="1">
            <text:p>XML Cost percentage over Binary</text:p>
          </table:table-cell>
          <table:covered-table-cell table:number-columns-repeated="3"/>
        </table:table-row>
        <table:table-row table:style-name="ro1">
          <table:table-cell table:style-name="ce5" office:value-type="string">
            <text:p>Time:</text:p>
          </table:table-cell>
          <table:table-cell table:formula="of:=([.B8]/[.A8])*100" office:value-type="float" office:value="246.009389671361">
            <text:p>246.0093896714</text:p>
          </table:table-cell>
          <table:table-cell table:style-name="ce5" office:value-type="string">
            <text:p>Storage:</text:p>
          </table:table-cell>
          <table:table-cell table:formula="of:=([.D8]/[.C8])*100" office:value-type="float" office:value="333.876811594203">
            <text:p>333.8768115942</text:p>
          </table:table-cell>
          <table:table-cell/>
          <table:table-cell table:style-name="ce5" office:value-type="string">
            <text:p>Time:</text:p>
          </table:table-cell>
          <table:table-cell table:formula="of:=([.G8]/[.F8])*100" office:value-type="float" office:value="260.852713178295">
            <text:p>260.8527131783</text:p>
          </table:table-cell>
          <table:table-cell table:style-name="ce5" office:value-type="string">
            <text:p>Storage:</text:p>
          </table:table-cell>
          <table:table-cell table:formula="of:=([.I8]/[.H8])*100" office:value-type="float" office:value="1289.03960933261">
            <text:p>1289.0396093326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string">
            <text:p>Tree Size: 10</text:p>
          </table:table-cell>
          <table:table-cell table:style-name="ce1" office:value-type="string">
            <text:p>Retrieve</text:p>
          </table:table-cell>
          <table:table-cell table:number-columns-repeated="3"/>
          <table:table-cell table:style-name="ce1" office:value-type="string">
            <text:p>Tree Size: 100</text:p>
          </table:table-cell>
          <table:table-cell table:style-name="ce1" office:value-type="string">
            <text:p>Retrieve</text:p>
          </table:table-cell>
          <table:table-cell table:number-columns-repeated="2"/>
        </table:table-row>
        <table:table-row table:style-name="ro2">
          <table:table-cell table:style-name="ce5" office:value-type="string">
            <text:p>BinaryTime</text:p>
          </table:table-cell>
          <table:table-cell table:style-name="ce5" office:value-type="string">
            <text:p>XML Time</text:p>
          </table:table-cell>
          <table:table-cell table:number-columns-repeated="3"/>
          <table:table-cell table:style-name="ce5" office:value-type="string">
            <text:p>BinaryTime</text:p>
          </table:table-cell>
          <table:table-cell table:style-name="ce5" office:value-type="string">
            <text:p>XML Time</text:p>
          </table:table-cell>
          <table:table-cell/>
          <table:table-cell table:style-name="ce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style-name="ce7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table:style-name="ce3" table:formula="of:=AVERAGE([.A17:.A22])" office:value-type="float" office:value="2.2">
            <text:p>2.2</text:p>
          </table:table-cell>
          <table:table-cell table:style-name="ce3" table:formula="of:=AVERAGE([.B17:.B22])" office:value-type="float" office:value="22.4">
            <text:p>22.4</text:p>
          </table:table-cell>
          <table:table-cell table:style-name="ce7" table:number-columns-repeated="3"/>
          <table:table-cell table:style-name="ce3" table:formula="of:=AVERAGE([.F17:.F22])" office:value-type="float" office:value="9">
            <text:p>9</text:p>
          </table:table-cell>
          <table:table-cell table:style-name="ce3" table:formula="of:=AVERAGE([.G17:.G22])" office:value-type="float" office:value="59.4">
            <text:p>59.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table:number-columns-spanned="2" table:number-rows-spanned="1">
            <text:p>XML Cost percentage over Binary</text:p>
          </table:table-cell>
          <table:covered-table-cell/>
          <table:table-cell table:number-columns-repeated="3"/>
          <table:table-cell table:style-name="ce4" office:value-type="string" table:number-columns-spanned="2" table:number-rows-spanned="1">
            <text:p>XML Cost percentage over Binary</text:p>
          </table:table-cell>
          <table:covered-table-cell table:style-name="ce4"/>
          <table:table-cell table:number-columns-repeated="2"/>
        </table:table-row>
        <table:table-row table:style-name="ro1">
          <table:table-cell table:style-name="ce5" office:value-type="string">
            <text:p>Time:</text:p>
          </table:table-cell>
          <table:table-cell table:formula="of:=([.B23]/[.A23])*100" office:value-type="float" office:value="1018.18181818182">
            <text:p>1018.1818181818</text:p>
          </table:table-cell>
          <table:table-cell table:number-columns-repeated="3"/>
          <table:table-cell table:style-name="ce5" office:value-type="string">
            <text:p>Time:</text:p>
          </table:table-cell>
          <table:table-cell table:formula="of:=([.G23]/[.F23])*100" office:value-type="float" office:value="660">
            <text:p>66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4-17T02:34:07</meta:creation-date>
    <dc:date>2013-04-17T03:45:36</dc:date>
    <dc:creator>Braden </dc:creator>
    <meta:editing-duration>PT1H5M58S</meta:editing-duration>
    <meta:editing-cycles>4</meta:editing-cycles>
    <meta:generator>LibreOffice/3.6$Linux_X86_64 LibreOffice_project/360m1$Build-2</meta:generator>
    <meta:document-statistic meta:table-count="1" meta:cell-count="10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4cm" xlink:href=".." xlink:type="simple" chart:class="chart:bar" chart:style-name="ch1">
        <chart:title svg:x="3.37cm" svg:y="0.315cm" chart:style-name="ch2">
          <text:p>XML vs. Binary Time Overhead (Serialization)</text:p>
        </chart:title>
        <chart:plot-area chart:style-name="ch3" table:cell-range-address="Sheet1.A2:Sheet1.B2 Sheet1.F2:Sheet1.G2 Sheet1.A8:Sheet1.B8 Sheet1.F8:Sheet1.G8" chart:data-source-has-labels="row" svg:x="1.331cm" svg:y="1.452cm" svg:width="14.037cm" svg:height="6.3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38cm" svg:y="1.471cm" svg:width="13.23cm" svg:height="5.69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4.336cm" svg:y="8.013cm" chart:style-name="ch5">
              <text:p>Tree Size: 10                                                  Tree size: 100</text:p>
            </chart:title>
            <chart:categories table:cell-range-address="Sheet1.A2:Sheet1.B2 Sheet1.F2:Sheet1.G2"/>
          </chart:axis>
          <chart:axis chart:dimension="y" chart:name="primary-y" chart:style-name="ch6">
            <chart:title svg:x="0.451cm" svg:y="5.415cm" chart:style-name="ch7">
              <text:p>TIme (m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A8:Sheet1.B8 Sheet1.F8:Sheet1.G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Time</text:p>
                <draw:g>
                  <svg:desc>Sheet1.A2:Sheet1.B2 Sheet1.F2:Sheet1.G2</svg:desc>
                </draw:g>
              </table:table-cell>
              <table:table-cell office:value-type="string">
                <text:p>XML Time</text:p>
              </table:table-cell>
              <table:table-cell office:value-type="string">
                <text:p>BinaryTime</text:p>
              </table:table-cell>
              <table:table-cell office:value-type="string">
                <text:p>XML Time</text:p>
              </table:table-cell>
            </table:table-row>
          </table:table-header-rows>
          <table:table-rows>
            <table:table-row>
              <table:table-cell office:value-type="string">
                <text:p>Row 8 Row 8</text:p>
                <draw:g>
                  <svg:desc/>
                </draw:g>
              </table:table-cell>
              <table:table-cell office:value-type="float" office:value="42.6">
                <text:p>42.6</text:p>
                <draw:g>
                  <svg:desc>Sheet1.A8:Sheet1.B8 Sheet1.F8:Sheet1.G8</svg:desc>
                </draw:g>
              </table:table-cell>
              <table:table-cell office:value-type="float" office:value="104.8">
                <text:p>104.8</text:p>
              </table:table-cell>
              <table:table-cell office:value-type="float" office:value="51.6">
                <text:p>51.6</text:p>
              </table:table-cell>
              <table:table-cell office:value-type="float" office:value="134.6">
                <text:p>13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4cm" xlink:href=".." xlink:type="simple" chart:class="chart:bar" chart:style-name="ch1">
        <chart:title svg:x="3.158cm" svg:y="0.315cm" chart:style-name="ch2">
          <text:p>XML vs Binary Storage Overhead (Serialization)</text:p>
        </chart:title>
        <chart:plot-area chart:style-name="ch3" table:cell-range-address="Sheet1.C2:Sheet1.D2 Sheet1.H2:Sheet1.I2 Sheet1.C8:Sheet1.D8 Sheet1.H8:Sheet1.I8" chart:data-source-has-labels="row" svg:x="1.331cm" svg:y="1.452cm" svg:width="14.037cm" svg:height="6.38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08cm" svg:y="1.473cm" svg:width="12.86cm" svg:height="5.6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4.27cm" svg:y="8.013cm" chart:style-name="ch5">
              <text:p>Tree Size: 10                                                   Tree Size: 100</text:p>
            </chart:title>
            <chart:categories table:cell-range-address="Sheet1.C2:Sheet1.D2 Sheet1.H2:Sheet1.I2"/>
          </chart:axis>
          <chart:axis chart:dimension="y" chart:name="primary-y" chart:style-name="ch6">
            <chart:title svg:x="0.451cm" svg:y="5.798cm" chart:style-name="ch7">
              <text:p>Filesize (Bytes)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C8:Sheet1.D8 Sheet1.H8:Sheet1.I8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 Filesize</text:p>
                <draw:g>
                  <svg:desc>Sheet1.C2:Sheet1.D2 Sheet1.H2:Sheet1.I2</svg:desc>
                </draw:g>
              </table:table-cell>
              <table:table-cell office:value-type="string">
                <text:p>XML Filesize</text:p>
              </table:table-cell>
              <table:table-cell office:value-type="string">
                <text:p>Binary Filesize</text:p>
              </table:table-cell>
              <table:table-cell office:value-type="string">
                <text:p>XML Filesize</text:p>
              </table:table-cell>
            </table:table-row>
          </table:table-header-rows>
          <table:table-rows>
            <table:table-row>
              <table:table-cell office:value-type="string">
                <text:p>Row 8 Row 8</text:p>
                <draw:g>
                  <svg:desc/>
                </draw:g>
              </table:table-cell>
              <table:table-cell office:value-type="float" office:value="552">
                <text:p>552</text:p>
                <draw:g>
                  <svg:desc>Sheet1.C8:Sheet1.D8 Sheet1.H8:Sheet1.I8</svg:desc>
                </draw:g>
              </table:table-cell>
              <table:table-cell office:value-type="float" office:value="1843">
                <text:p>1843</text:p>
              </table:table-cell>
              <table:table-cell office:value-type="float" office:value="1843">
                <text:p>1843</text:p>
              </table:table-cell>
              <table:table-cell office:value-type="float" office:value="23757">
                <text:p>237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8.994cm" xlink:href=".." xlink:type="simple" chart:class="chart:bar" chart:style-name="ch1">
        <chart:title svg:x="3.105cm" svg:y="0.315cm" chart:style-name="ch2">
          <text:p>XML vs. Binary TIme Overhead (Deserialization)</text:p>
        </chart:title>
        <chart:plot-area chart:style-name="ch3" table:cell-range-address="Sheet1.A17:Sheet1.B17 Sheet1.F17:Sheet1.G17 Sheet1.A23:Sheet1.B23 Sheet1.F23:Sheet1.G23" chart:data-source-has-labels="row" svg:x="1.331cm" svg:y="1.631cm" svg:width="14.037cm" svg:height="6.203cm">
          <chartooo:coordinate-region svg:x="1.952cm" svg:y="1.83cm" svg:width="13.416cm" svg:height="5.357cm"/>
          <chart:axis chart:dimension="x" chart:name="primary-x" chart:style-name="ch4" chartooo:axis-type="auto">
            <chartooo:date-scale/>
            <chart:title svg:x="3.834cm" svg:y="8.013cm" chart:style-name="ch5">
              <text:p>Tree Size: 10                                                              Tree Size: 100</text:p>
            </chart:title>
            <chart:categories table:cell-range-address="Sheet1.A17:Sheet1.B17 Sheet1.F17:Sheet1.G17"/>
          </chart:axis>
          <chart:axis chart:dimension="y" chart:name="primary-y" chart:style-name="ch6">
            <chart:title svg:x="0.451cm" svg:y="5.504cm" chart:style-name="ch7">
              <text:p>Time (ms)</text:p>
            </chart:title>
            <chart:grid chart:style-name="ch8" chart:class="major"/>
          </chart:axis>
          <chart:series chart:style-name="ch9" chart:values-cell-range-address="Sheet1.A23:Sheet1.B23 Sheet1.F23:Sheet1.G2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naryTime</text:p>
                <draw:g>
                  <svg:desc>Sheet1.A17:Sheet1.B17 Sheet1.F17:Sheet1.G17</svg:desc>
                </draw:g>
              </table:table-cell>
              <table:table-cell office:value-type="string">
                <text:p>XML Time</text:p>
              </table:table-cell>
              <table:table-cell office:value-type="string">
                <text:p>BinaryTime</text:p>
              </table:table-cell>
              <table:table-cell office:value-type="string">
                <text:p>XML Time</text:p>
              </table:table-cell>
            </table:table-row>
          </table:table-header-rows>
          <table:table-rows>
            <table:table-row>
              <table:table-cell office:value-type="string">
                <text:p>Row 23 Row 23</text:p>
                <draw:g>
                  <svg:desc/>
                </draw:g>
              </table:table-cell>
              <table:table-cell office:value-type="float" office:value="2.2">
                <text:p>2.2</text:p>
                <draw:g>
                  <svg:desc>Sheet1.A23:Sheet1.B23 Sheet1.F23:Sheet1.G23</svg:desc>
                </draw:g>
              </table:table-cell>
              <table:table-cell office:value-type="float" office:value="22.4">
                <text:p>22.4</text:p>
              </table:table-cell>
              <table:table-cell office:value-type="float" office:value="9">
                <text:p>9</text:p>
              </table:table-cell>
              <table:table-cell office:value-type="float" office:value="59.4">
                <text:p>59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